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ableColumn24" style:family="table-column">
      <style:table-column-properties style:column-width="0.6256in" style:use-optimal-column-width="false"/>
    </style:style>
    <style:style style:name="TableColumn25" style:family="table-column">
      <style:table-column-properties style:column-width="2.5395in" style:use-optimal-column-width="false"/>
    </style:style>
    <style:style style:name="TableColumn26" style:family="table-column">
      <style:table-column-properties style:column-width="3.1312in" style:use-optimal-column-width="false"/>
    </style:style>
    <style:style style:name="Table23" style:family="table">
      <style:table-properties style:width="6.2965in" fo:margin-left="0in" table:align="left"/>
    </style:style>
    <style:style style:name="TableRow27" style:family="table-row">
      <style:table-row-properties style:min-row-height="0.3868in" style:use-optimal-row-height="false"/>
    </style:style>
    <style:style style:name="TableCell28" style:family="table-cell">
      <style:table-cell-properties fo:border="0.0069in solid #000000" style:writing-mode="lr-tb" fo:padding-top="0in" fo:padding-left="0.0784in" fo:padding-bottom="0in" fo:padding-right="0.075in"/>
    </style:style>
    <style:style style:name="T29" style:parent-style-name="DefaultParagraphFont" style:family="text">
      <style:text-properties fo:font-weight="bold" style:font-weight-asian="bold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T31" style:parent-style-name="DefaultParagraphFont" style:family="text">
      <style:text-properties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84in" fo:padding-bottom="0in" fo:padding-right="0.075in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0.5673in" style:use-optimal-row-height="false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text-indent="-0.25in"/>
      <style:text-properties fo:color="#000000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T38" style:parent-style-name="DefaultParagraphFont" style:family="text">
      <style:text-properties fo:color="#222222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0" style:family="table-row">
      <style:table-row-properties style:min-row-height="0.5673in" style:use-optimal-row-height="false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text-indent="-0.25in"/>
      <style:text-properties fo:color="#000000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T44" style:parent-style-name="DefaultParagraphFont" style:family="text">
      <style:text-properties fo:color="#222222"/>
    </style:style>
    <style:style style:name="TableCell4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6" style:family="table-row">
      <style:table-row-properties style:min-row-height="0.5465in" style:use-optimal-row-height="false"/>
    </style:style>
    <style:style style:name="TableCell47" style:family="table-cell">
      <style:table-cell-properties fo:border="0.0069in solid #000000" style:writing-mode="lr-tb" fo:padding-top="0in" fo:padding-left="0.0784in" fo:padding-bottom="0in" fo:padding-right="0.075in"/>
    </style:style>
    <style:style style:name="P48" style:parent-style-name="Standard" style:family="paragraph">
      <style:paragraph-properties fo:text-indent="-0.25in"/>
      <style:text-properties fo:color="#000000"/>
    </style:style>
    <style:style style:name="TableCell49" style:family="table-cell">
      <style:table-cell-properties fo:border="0.0069in solid #000000" style:writing-mode="lr-tb" fo:padding-top="0in" fo:padding-left="0.0784in" fo:padding-bottom="0in" fo:padding-right="0.075in"/>
    </style:style>
    <style:style style:name="T50" style:parent-style-name="DefaultParagraphFont" style:family="text">
      <style:text-properties fo:color="#222222"/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52" style:family="table-row">
      <style:table-row-properties style:min-row-height="0.5673in" style:use-optimal-row-height="false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text-indent="-0.25in"/>
      <style:text-properties fo:color="#000000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T56" style:parent-style-name="DefaultParagraphFont" style:family="text">
      <style:text-properties fo:color="#222222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58" style:family="table-row">
      <style:table-row-properties style:min-row-height="0.5673in" style:use-optimal-row-height="false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text-indent="-0.25in"/>
      <style:text-properties fo:color="#000000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T62" style:parent-style-name="DefaultParagraphFont" style:family="text">
      <style:text-properties fo:color="#222222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64" style:family="table-row">
      <style:table-row-properties style:min-row-height="0.5673in" style:use-optimal-row-height="false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indent="-0.25in"/>
      <style:text-properties fo:color="#000000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T68" style:parent-style-name="DefaultParagraphFont" style:family="text">
      <style:text-properties fo:color="#222222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</office:automatic-styles>
  <office:body>
    <office:text text:use-soft-page-breaks="true">
      <text:p text:style-name="P1"><text:span text:style-name="T2">Project Design Phase-I</text:span></text:p>
      <text:p text:style-name="P3"><text:span text:style-name="T4">Proposed Solution Template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26<text:s/>July<text:s/>2025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PNT2025TMID08395</text:p>
          </table:table-cell>
        </table:table-row>
        <table:table-row table:style-name="TableRow15">
          <table:table-cell table:style-name="TableCell16">
            <text:p text:style-name="Standard">Project Name</text:p>
          </table:table-cell>
          <table:table-cell table:style-name="TableCell17">
            <text:p text:style-name="Standard">Visualizing Housing Market Trends: An Analysis of Sale Prices and Features using Tableau</text:p>
          </table:table-cell>
        </table:table-row>
        <table:table-row table:style-name="TableRow18">
          <table:table-cell table:style-name="TableCell19">
            <text:p text:style-name="Standard">Maximum Marks</text:p>
          </table:table-cell>
          <table:table-cell table:style-name="TableCell20">
            <text:p text:style-name="Standard">2 Marks</text:p>
          </table:table-cell>
        </table:table-row>
      </table:table>
      <text:p text:style-name="P21"/>
      <text:p text:style-name="Standard"><text:span text:style-name="T22">Proposed Solution Template:</text:span></text:p>
      <text:p text:style-name="Standard">Project team shall fill the following information in proposed solution template.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Standard"><text:span text:style-name="T29">S.No.</text:span></text:p>
          </table:table-cell>
          <table:table-cell table:style-name="TableCell30">
            <text:p text:style-name="Standard"><text:span text:style-name="T31">Parameter</text:span></text:p>
          </table:table-cell>
          <table:table-cell table:style-name="TableCell32">
            <text:p text:style-name="Standard"><text:span text:style-name="T33">Description</text:span></text:p>
          </table:table-cell>
        </table:table-row>
        <table:table-row table:style-name="TableRow34">
          <table:table-cell table:style-name="TableCell35">
            <text:list text:style-name="WWNum1">
              <text:list-item text:start-value="1">
                <text:p text:style-name="P36"/>
              </text:list-item>
            </text:list>
          </table:table-cell>
          <table:table-cell table:style-name="TableCell37">
            <text:p text:style-name="Standard"><text:span text:style-name="T38">Problem Statement (Problem to be solved)</text:span></text:p>
          </table:table-cell>
          <table:table-cell table:style-name="TableCell39">
            <text:p text:style-name="Standard">Complex housing data makes it hard to identify factors influencing prices and trends, leading to poor pricing strategies.</text:p>
          </table:table-cell>
        </table:table-row>
        <table:table-row table:style-name="TableRow40">
          <table:table-cell table:style-name="TableCell41">
            <text:list text:style-name="WWNum1" text:continue-numbering="true">
              <text:list-item>
                <text:p text:style-name="P42"/>
              </text:list-item>
            </text:list>
          </table:table-cell>
          <table:table-cell table:style-name="TableCell43">
            <text:p text:style-name="Standard"><text:span text:style-name="T44">Idea / Solution description</text:span></text:p>
          </table:table-cell>
          <table:table-cell table:style-name="TableCell45">
            <text:p text:style-name="Standard">Interactive Tableau dashboards visualizing sales by renovation status, house age, and features to reveal market patterns.</text:p>
          </table:table-cell>
        </table:table-row>
        <table:table-row table:style-name="TableRow46">
          <table:table-cell table:style-name="TableCell47">
            <text:list text:style-name="WWNum1" text:continue-numbering="true">
              <text:list-item>
                <text:p text:style-name="P48"/>
              </text:list-item>
            </text:list>
          </table:table-cell>
          <table:table-cell table:style-name="TableCell49">
            <text:p text:style-name="Standard"><text:span text:style-name="T50">Novelty / Uniqueness</text:span></text:p>
          </table:table-cell>
          <table:table-cell table:style-name="TableCell51">
            <text:p text:style-name="Standard">Unified visual platform, interactive filters, tailored insights for multiple stakeholders.</text:p>
          </table:table-cell>
        </table:table-row>
        <table:table-row table:style-name="TableRow52">
          <table:table-cell table:style-name="TableCell53">
            <text:list text:style-name="WWNum1" text:continue-numbering="true">
              <text:list-item>
                <text:p text:style-name="P54"/>
              </text:list-item>
            </text:list>
          </table:table-cell>
          <table:table-cell table:style-name="TableCell55">
            <text:p text:style-name="Standard"><text:span text:style-name="T56">Social Impact / Customer Satisfaction</text:span></text:p>
          </table:table-cell>
          <table:table-cell table:style-name="TableCell57">
            <text:p text:style-name="Standard">Promotes fair, transparent pricing and informed property decisions.</text:p>
          </table:table-cell>
        </table:table-row>
        <table:table-row table:style-name="TableRow58">
          <table:table-cell table:style-name="TableCell59">
            <text:list text:style-name="WWNum1" text:continue-numbering="true">
              <text:list-item>
                <text:p text:style-name="P60"/>
              </text:list-item>
            </text:list>
          </table:table-cell>
          <table:table-cell table:style-name="TableCell61">
            <text:p text:style-name="Standard"><text:span text:style-name="T62">Business Model (Revenue Model)</text:span></text:p>
          </table:table-cell>
          <table:table-cell table:style-name="TableCell63">
            <text:p text:style-name="Standard">Subscription access, customized analysis packages, one-time setup/training fees.</text:p>
          </table:table-cell>
        </table:table-row>
        <table:table-row table:style-name="TableRow64">
          <table:table-cell table:style-name="TableCell65">
            <text:list text:style-name="WWNum1" text:continue-numbering="true">
              <text:list-item>
                <text:p text:style-name="P66"/>
              </text:list-item>
            </text:list>
          </table:table-cell>
          <table:table-cell table:style-name="TableCell67">
            <text:p text:style-name="Standard"><text:span text:style-name="T68">Scalability of the Solution</text:span></text:p>
          </table:table-cell>
          <table:table-cell table:style-name="TableCell69">
            <text:p text:style-name="Standard">Expandable to new regions, integrate real-time data, handle larger datasets efficient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hruti Shukla</dc:creator>
    <meta:creation-date>2022-09-18T16:51:00Z</meta:creation-date>
    <dc:date>2025-08-09T16:17:00Z</dc:date>
    <meta:template xlink:href="Normal" xlink:type="simple"/>
    <meta:editing-cycles>2</meta:editing-cycles>
    <meta:editing-duration>PT180S</meta:editing-duration>
    <meta:document-statistic meta:page-count="1" meta:paragraph-count="2" meta:word-count="169" meta:character-count="1132" meta:row-count="8" meta:non-whitespace-character-count="965"/>
  </office:meta>
</office:document-meta>
</file>